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Mono1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T1" style:family="text">
      <style:text-properties style:font-name="Liberation Mono" style:font-name-asian="NSimSun" style:font-name-complex="Liberation Mono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://www.google.com/" text:style-name="Internet_20_link" text:visited-style-name="Visited_20_Internet_20_Link"><text:span text:style-name="T1">Hyperlink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Mono1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hu" fo:country="H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5T12:23:50</meta:creation-date>
    <dc:language>hu-HU</dc:language>
    <dc:date>2019-10-15T12:27:06</dc:date>
    <meta:editing-cycles>1</meta:editing-cycles>
    <meta:editing-duration>PT3M</meta:editing-duration>
    <meta:generator>LibreOfficeDev/6.4.0.0.alpha1$Windows_X86_64 LibreOffice_project/fb5134f54af5d1ecc59a3ea4660228e204cd266c</meta:generator>
    <meta:document-statistic meta:table-count="0" meta:image-count="0" meta:object-count="0" meta:page-count="1" meta:paragraph-count="1" meta:word-count="1" meta:character-count="9" meta:non-whitespace-character-count="9"/>
  </office:meta>
</office:document-meta>
</file>